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Monospace" style:font-name-asian="Monospace" style:font-name-complex="Monospace" fo:font-size="10pt" style:font-size-asian="10pt" style:font-size-complex="10pt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0" table:style-name="ce2">
            <text:p>100000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00" table:style-name="ce2">
            <text:p>10000000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0" table:style-name="ce1">
            <text:p>270</text:p>
          </table:table-cell>
          <table:table-cell office:value-type="float" office:value="1327" table:style-name="ce1">
            <text:p>1327</text:p>
          </table:table-cell>
          <table:table-cell office:value-type="float" office:value="6538" table:style-name="ce1">
            <text:p>6538</text:p>
          </table:table-cell>
          <table:table-cell office:value-type="float" office:value="56302" table:style-name="ce2">
            <text:p>56302</text:p>
          </table:table-cell>
          <table:table-cell office:value-type="float" office:value="621037" table:style-name="ce2">
            <text:p>621037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2" table:style-name="ce1">
            <text:p>222</text:p>
          </table:table-cell>
          <table:table-cell office:value-type="float" office:value="1094" table:style-name="ce1">
            <text:p>1094</text:p>
          </table:table-cell>
          <table:table-cell office:value-type="float" office:value="6695" table:style-name="ce1">
            <text:p>6695</text:p>
          </table:table-cell>
          <table:table-cell office:value-type="float" office:value="61821" table:style-name="ce2">
            <text:p>61821</text:p>
          </table:table-cell>
          <table:table-cell office:value-type="float" office:value="730613" table:style-name="ce1">
            <text:p>730613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2" table:style-name="ce1">
            <text:p>192</text:p>
          </table:table-cell>
          <table:table-cell office:value-type="float" office:value="670" table:style-name="ce1">
            <text:p>670</text:p>
          </table:table-cell>
          <table:table-cell office:value-type="float" office:value="6078" table:style-name="ce1">
            <text:p>6078</text:p>
          </table:table-cell>
          <table:table-cell office:value-type="float" office:value="61237" table:style-name="ce2">
            <text:p>61237</text:p>
          </table:table-cell>
          <table:table-cell office:value-type="float" office:value="784662" table:style-name="ce1">
            <text:p>78466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office:value-type="float" office:value="509" table:style-name="ce1">
            <text:p>509</text:p>
          </table:table-cell>
          <table:table-cell office:value-type="float" office:value="4654" table:style-name="ce1">
            <text:p>4654</text:p>
          </table:table-cell>
          <table:table-cell office:value-type="float" office:value="47447" table:style-name="ce2">
            <text:p>47447</text:p>
          </table:table-cell>
          <table:table-cell office:value-type="float" office:value="557638" table:style-name="ce1">
            <text:p>557638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561" table:style-name="ce1">
            <text:p>561</text:p>
          </table:table-cell>
          <table:table-cell office:value-type="float" office:value="4850" table:style-name="ce1">
            <text:p>4850</text:p>
          </table:table-cell>
          <table:table-cell office:value-type="float" office:value="45643" table:style-name="ce2">
            <text:p>45643</text:p>
          </table:table-cell>
          <table:table-cell table:style-name="ce1">
            <draw:frame draw:z-index="1" draw:id="id0" draw:style-name="a0" draw:name="Graphique 2" svg:x="0.1375in" svg:y="0.18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0" table:style-name="ce2">
            <text:p>100000</text:p>
          </table:table-cell>
          <table:table-cell office:value-type="float" office:value="1000000" table:style-name="ce2">
            <text:p>1000000</text:p>
          </table:table-cell>
          <table:table-cell office:value-type="float" office:value="10000000" table:style-name="ce2">
            <text:p>10000000</text:p>
          </table:table-cell>
          <table:table-cell table:number-columns-repeated="16378"/>
        </table:table-row>
        <table:table-row table:style-name="ro1">
          <table:table-cell office:value-type="float" office:value="8.5000000000000006E-2" table:formula="of:=[.A2]/1000" table:style-name="ce1">
            <text:p>0,085</text:p>
          </table:table-cell>
          <table:table-cell office:value-type="float" office:value="0.27" table:formula="of:=[.B2]/1000" table:style-name="ce1">
            <text:p>0,27</text:p>
          </table:table-cell>
          <table:table-cell office:value-type="float" office:value="1.327" table:formula="of:=[.C2]/1000" table:style-name="ce1">
            <text:p>1,327</text:p>
          </table:table-cell>
          <table:table-cell office:value-type="float" office:value="6.5380000000000003" table:formula="of:=[.D2]/1000" table:style-name="ce1">
            <text:p>6,538</text:p>
          </table:table-cell>
          <table:table-cell office:value-type="float" office:value="56.302" table:formula="of:=[.E2]/1000" table:style-name="ce1">
            <text:p>56,302</text:p>
          </table:table-cell>
          <table:table-cell office:value-type="float" office:value="621.03700000000003" table:formula="of:=[.F2]/1000" table:style-name="ce1">
            <text:p>621,037</text:p>
          </table:table-cell>
          <table:table-cell table:number-columns-repeated="16378"/>
        </table:table-row>
        <table:table-row table:style-name="ro1">
          <table:table-cell office:value-type="float" office:value="3.9E-2" table:formula="of:=[.A3]/1000" table:style-name="ce1">
            <text:p>0,039</text:p>
          </table:table-cell>
          <table:table-cell office:value-type="float" office:value="0.222" table:formula="of:=[.B3]/1000" table:style-name="ce1">
            <text:p>0,222</text:p>
          </table:table-cell>
          <table:table-cell office:value-type="float" office:value="1.0940000000000001" table:formula="of:=[.C3]/1000" table:style-name="ce1">
            <text:p>1,094</text:p>
          </table:table-cell>
          <table:table-cell office:value-type="float" office:value="6.6950000000000003" table:formula="of:=[.D3]/1000" table:style-name="ce1">
            <text:p>6,695</text:p>
          </table:table-cell>
          <table:table-cell office:value-type="float" office:value="61.820999999999998" table:formula="of:=[.E3]/1000" table:style-name="ce1">
            <text:p>61,821</text:p>
          </table:table-cell>
          <table:table-cell office:value-type="float" office:value="730.61300000000006" table:formula="of:=[.F3]/1000" table:style-name="ce1">
            <text:p>730,613</text:p>
          </table:table-cell>
          <table:table-cell table:number-columns-repeated="16378"/>
        </table:table-row>
        <table:table-row table:style-name="ro1">
          <table:table-cell office:value-type="float" office:value="3.1E-2" table:formula="of:=[.A4]/1000" table:style-name="ce1">
            <text:p>0,031</text:p>
          </table:table-cell>
          <table:table-cell office:value-type="float" office:value="0.192" table:formula="of:=[.B4]/1000" table:style-name="ce1">
            <text:p>0,192</text:p>
          </table:table-cell>
          <table:table-cell office:value-type="float" office:value="0.67" table:formula="of:=[.C4]/1000" table:style-name="ce1">
            <text:p>0,67</text:p>
          </table:table-cell>
          <table:table-cell office:value-type="float" office:value="6.0780000000000003" table:formula="of:=[.D4]/1000" table:style-name="ce1">
            <text:p>6,078</text:p>
          </table:table-cell>
          <table:table-cell office:value-type="float" office:value="61.237000000000002" table:formula="of:=[.E4]/1000" table:style-name="ce1">
            <text:p>61,237</text:p>
          </table:table-cell>
          <table:table-cell office:value-type="float" office:value="784.66200000000003" table:formula="of:=[.F4]/1000" table:style-name="ce1">
            <text:p>784,662</text:p>
          </table:table-cell>
          <table:table-cell table:number-columns-repeated="16378"/>
        </table:table-row>
        <table:table-row table:style-name="ro1">
          <table:table-cell office:value-type="float" office:value="1.9E-2" table:formula="of:=[.A5]/1000" table:style-name="ce1">
            <text:p>0,019</text:p>
          </table:table-cell>
          <table:table-cell office:value-type="float" office:value="9.1999999999999998E-2" table:formula="of:=[.B5]/1000" table:style-name="ce1">
            <text:p>0,092</text:p>
          </table:table-cell>
          <table:table-cell office:value-type="float" office:value="0.50900000000000001" table:formula="of:=[.C5]/1000" table:style-name="ce1">
            <text:p>0,509</text:p>
          </table:table-cell>
          <table:table-cell office:value-type="float" office:value="4.6539999999999999" table:formula="of:=[.D5]/1000" table:style-name="ce1">
            <text:p>4,654</text:p>
          </table:table-cell>
          <table:table-cell office:value-type="float" office:value="47.447000000000003" table:formula="of:=[.E5]/1000" table:style-name="ce1">
            <text:p>47,447</text:p>
          </table:table-cell>
          <table:table-cell office:value-type="float" office:value="557.63800000000003" table:formula="of:=[.F5]/1000" table:style-name="ce1">
            <text:p>557,638</text:p>
          </table:table-cell>
          <table:table-cell table:number-columns-repeated="16378"/>
        </table:table-row>
        <table:table-row table:style-name="ro1">
          <table:table-cell office:value-type="float" office:value="1.7999999999999999E-2" table:formula="of:=[.A6]/1000" table:style-name="ce1">
            <text:p>0,018</text:p>
          </table:table-cell>
          <table:table-cell office:value-type="float" office:value="8.7999999999999995E-2" table:formula="of:=[.B6]/1000" table:style-name="ce1">
            <text:p>0,088</text:p>
          </table:table-cell>
          <table:table-cell office:value-type="float" office:value="0.56100000000000005" table:formula="of:=[.C6]/1000" table:style-name="ce1">
            <text:p>0,561</text:p>
          </table:table-cell>
          <table:table-cell office:value-type="float" office:value="4.8499999999999996" table:formula="of:=[.D6]/1000" table:style-name="ce1">
            <text:p>4,85</text:p>
          </table:table-cell>
          <table:table-cell office:value-type="float" office:value="45.643000000000001" table:formula="of:=[.E6]/1000" table:style-name="ce1">
            <text:p>45,643</text:p>
          </table:table-cell>
          <table:table-cell office:value-type="float" office:value="0" table:formula="of:=[.F6]/100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0" table:formula="of:=[.A7]/1000" table:style-name="ce1">
            <text:p>0</text:p>
          </table:table-cell>
          <table:table-cell office:value-type="float" office:value="0" table:formula="of:=[.B7]/1000" table:style-name="ce1">
            <text:p>0</text:p>
          </table:table-cell>
          <table:table-cell office:value-type="float" office:value="0" table:formula="of:=[.C7]/1000" table:style-name="ce1">
            <text:p>0</text:p>
          </table:table-cell>
          <table:table-cell office:value-type="float" office:value="0" table:formula="of:=[.D7]/1000" table:style-name="ce1">
            <text:p>0</text:p>
          </table:table-cell>
          <table:table-cell office:value-type="float" office:value="0" table:formula="of:=[.E7]/1000" table:style-name="ce1">
            <text:p>0</text:p>
          </table:table-cell>
          <table:table-cell office:value-type="float" office:value="0" table:formula="of:=[.F7]/1000" table:style-name="ce1">
            <text:p>0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PC</dc:creator>
    <meta:creation-date>2017-05-23T13:58:02Z</meta:creation-date>
    <dc:date>2017-05-23T22:56:41Z</dc:date>
    <meta:editing-cycles>9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uns of the guess functio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runs</text:p>
            </chart:title>
            <chart:categories table:cell-range-address="Sheet1.$A$12:.$F$12"/>
          </chart:axis>
          <chart:axis chart:dimension="y" chart:name="primary-y" chart:style-name="Axs1">
            <chart:title chart:style-name="AT01">
              <text:p text:style-name="a2" text:class-names="" text:cond-style-name="">time execution (s)</text:p>
            </chart:title>
            <chart:grid chart:class="major" chart:style-name="GMa1"/>
          </chart:axis>
          <chart:series chart:values-cell-range-address="Sheet1.$A$13:.$F$13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